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ální">
      <style:text-properties officeooo:rsid="00063e24" officeooo:paragraph-rsid="00063e24"/>
    </style:style>
    <style:style style:name="P2" style:family="paragraph" style:parent-style-name="Normální">
      <style:text-properties officeooo:rsid="001a9934" officeooo:paragraph-rsid="001a9934"/>
    </style:style>
    <style:style style:name="P3" style:family="paragraph" style:parent-style-name="Normální">
      <style:text-properties officeooo:paragraph-rsid="001df034"/>
    </style:style>
    <style:style style:name="P4" style:family="paragraph" style:parent-style-name="Text_20_body">
      <style:text-properties officeooo:rsid="000737e5" officeooo:paragraph-rsid="000737e5"/>
    </style:style>
    <style:style style:name="P5" style:family="paragraph" style:parent-style-name="Text_20_body">
      <style:text-properties officeooo:rsid="00074c5d" officeooo:paragraph-rsid="00074c5d"/>
    </style:style>
    <style:style style:name="P6" style:family="paragraph" style:parent-style-name="Text_20_body">
      <style:text-properties officeooo:rsid="00074c5d" officeooo:paragraph-rsid="0035c93f"/>
    </style:style>
    <style:style style:name="P7" style:family="paragraph" style:parent-style-name="Text_20_body">
      <style:text-properties officeooo:rsid="00074c5d" officeooo:paragraph-rsid="003c5b5f"/>
    </style:style>
    <style:style style:name="P8" style:family="paragraph" style:parent-style-name="Text_20_body">
      <style:text-properties officeooo:rsid="00074c5d" officeooo:paragraph-rsid="00450b5f"/>
    </style:style>
    <style:style style:name="P9" style:family="paragraph" style:parent-style-name="Text_20_body">
      <style:text-properties officeooo:rsid="000b29f4" officeooo:paragraph-rsid="0021b0cc"/>
    </style:style>
    <style:style style:name="P10" style:family="paragraph" style:parent-style-name="Text_20_body">
      <style:text-properties officeooo:rsid="000b29f4" officeooo:paragraph-rsid="003c5b5f"/>
    </style:style>
    <style:style style:name="P11" style:family="paragraph" style:parent-style-name="Text_20_body">
      <style:text-properties officeooo:rsid="000b29f4" officeooo:paragraph-rsid="00503371"/>
    </style:style>
    <style:style style:name="P12" style:family="paragraph" style:parent-style-name="Text_20_body">
      <style:text-properties officeooo:rsid="000b29f4" officeooo:paragraph-rsid="005197ce"/>
    </style:style>
    <style:style style:name="P13" style:family="paragraph" style:parent-style-name="Text_20_body">
      <style:text-properties officeooo:rsid="000cec48" officeooo:paragraph-rsid="000cec48"/>
    </style:style>
    <style:style style:name="P14" style:family="paragraph" style:parent-style-name="Text_20_body">
      <style:text-properties officeooo:rsid="000cec48" officeooo:paragraph-rsid="0022a56f"/>
    </style:style>
    <style:style style:name="P15" style:family="paragraph" style:parent-style-name="Text_20_body">
      <style:text-properties officeooo:rsid="000cec48" officeooo:paragraph-rsid="003c5b5f"/>
    </style:style>
    <style:style style:name="P16" style:family="paragraph" style:parent-style-name="Text_20_body">
      <style:text-properties officeooo:rsid="000cec48" officeooo:paragraph-rsid="00450b5f"/>
    </style:style>
    <style:style style:name="P17" style:family="paragraph" style:parent-style-name="Text_20_body">
      <style:text-properties officeooo:rsid="000fff6a" officeooo:paragraph-rsid="000fff6a"/>
    </style:style>
    <style:style style:name="P18" style:family="paragraph" style:parent-style-name="Text_20_body">
      <style:text-properties officeooo:rsid="00139bee" officeooo:paragraph-rsid="00139bee"/>
    </style:style>
    <style:style style:name="P19" style:family="paragraph" style:parent-style-name="Text_20_body">
      <style:text-properties officeooo:rsid="0013ea33" officeooo:paragraph-rsid="0013ea33"/>
    </style:style>
    <style:style style:name="P20" style:family="paragraph" style:parent-style-name="Text_20_body">
      <style:text-properties officeooo:rsid="001b992e" officeooo:paragraph-rsid="001b992e"/>
    </style:style>
    <style:style style:name="P21" style:family="paragraph" style:parent-style-name="Text_20_body">
      <style:text-properties fo:font-weight="bold" officeooo:rsid="00074c5d" officeooo:paragraph-rsid="00074c5d" style:font-weight-asian="bold" style:font-weight-complex="bold"/>
    </style:style>
    <style:style style:name="P22" style:family="paragraph" style:parent-style-name="Text_20_body">
      <style:text-properties officeooo:rsid="0021b0cc" officeooo:paragraph-rsid="0021b0cc"/>
    </style:style>
    <style:style style:name="P23" style:family="paragraph" style:parent-style-name="Text_20_body">
      <style:text-properties officeooo:rsid="0024eaee" officeooo:paragraph-rsid="0024eaee"/>
    </style:style>
    <style:style style:name="P24" style:family="paragraph" style:parent-style-name="Text_20_body">
      <style:text-properties officeooo:rsid="0024eaee" officeooo:paragraph-rsid="00287e46"/>
    </style:style>
    <style:style style:name="P25" style:family="paragraph" style:parent-style-name="Text_20_body">
      <style:text-properties officeooo:rsid="00266fd0" officeooo:paragraph-rsid="00266fd0"/>
    </style:style>
    <style:style style:name="P26" style:family="paragraph" style:parent-style-name="Text_20_body">
      <style:text-properties officeooo:rsid="00287e46" officeooo:paragraph-rsid="00287e46"/>
    </style:style>
    <style:style style:name="P27" style:family="paragraph" style:parent-style-name="Text_20_body">
      <style:text-properties officeooo:rsid="00291211" officeooo:paragraph-rsid="00291211"/>
    </style:style>
    <style:style style:name="P28" style:family="paragraph" style:parent-style-name="Text_20_body">
      <style:text-properties officeooo:rsid="0029ff60" officeooo:paragraph-rsid="0029ff60"/>
    </style:style>
    <style:style style:name="P29" style:family="paragraph" style:parent-style-name="Text_20_body">
      <style:text-properties officeooo:rsid="002ba8db" officeooo:paragraph-rsid="002ba8db"/>
    </style:style>
    <style:style style:name="P30" style:family="paragraph" style:parent-style-name="Text_20_body">
      <style:text-properties officeooo:rsid="002fd0fd" officeooo:paragraph-rsid="002fd0fd"/>
    </style:style>
    <style:style style:name="P31" style:family="paragraph" style:parent-style-name="Text_20_body">
      <style:text-properties officeooo:rsid="00318f36" officeooo:paragraph-rsid="00318f36"/>
    </style:style>
    <style:style style:name="P32" style:family="paragraph" style:parent-style-name="Text_20_body">
      <style:text-properties officeooo:rsid="0031be0d" officeooo:paragraph-rsid="0031be0d"/>
    </style:style>
    <style:style style:name="P33" style:family="paragraph" style:parent-style-name="Text_20_body">
      <style:text-properties officeooo:rsid="003253f2" officeooo:paragraph-rsid="0032bd32"/>
    </style:style>
    <style:style style:name="P34" style:family="paragraph" style:parent-style-name="Text_20_body">
      <style:text-properties officeooo:rsid="00336b18" officeooo:paragraph-rsid="00336b18"/>
    </style:style>
    <style:style style:name="P35" style:family="paragraph" style:parent-style-name="Text_20_body">
      <style:text-properties officeooo:rsid="00358fd1" officeooo:paragraph-rsid="00358fd1"/>
    </style:style>
    <style:style style:name="P36" style:family="paragraph" style:parent-style-name="Text_20_body">
      <style:text-properties fo:font-weight="normal" officeooo:rsid="0035c93f" officeooo:paragraph-rsid="0035c93f" style:font-weight-asian="normal" style:font-weight-complex="normal"/>
    </style:style>
    <style:style style:name="P37" style:family="paragraph" style:parent-style-name="Text_20_body">
      <style:text-properties fo:font-weight="normal" officeooo:rsid="003702d2" officeooo:paragraph-rsid="003702d2" style:font-weight-asian="normal" style:font-weight-complex="normal"/>
    </style:style>
    <style:style style:name="P38" style:family="paragraph" style:parent-style-name="Text_20_body">
      <style:text-properties officeooo:rsid="003c5b5f" officeooo:paragraph-rsid="003c5b5f"/>
    </style:style>
    <style:style style:name="P39" style:family="paragraph" style:parent-style-name="Text_20_body">
      <style:text-properties officeooo:rsid="0040b266" officeooo:paragraph-rsid="0040b266"/>
    </style:style>
    <style:style style:name="P40" style:family="paragraph" style:parent-style-name="Text_20_body">
      <style:text-properties officeooo:rsid="0040b266" officeooo:paragraph-rsid="0042bfcc"/>
    </style:style>
    <style:style style:name="P41" style:family="paragraph" style:parent-style-name="Text_20_body">
      <style:text-properties officeooo:rsid="0041350f" officeooo:paragraph-rsid="0041350f"/>
    </style:style>
    <style:style style:name="P42" style:family="paragraph" style:parent-style-name="Text_20_body">
      <style:text-properties officeooo:rsid="0043892c" officeooo:paragraph-rsid="0043892c"/>
    </style:style>
    <style:style style:name="P43" style:family="paragraph" style:parent-style-name="Text_20_body">
      <style:text-properties officeooo:paragraph-rsid="0043892c"/>
    </style:style>
    <style:style style:name="P44" style:family="paragraph" style:parent-style-name="Text_20_body">
      <style:text-properties officeooo:rsid="0045c26f" officeooo:paragraph-rsid="0045c26f"/>
    </style:style>
    <style:style style:name="P45" style:family="paragraph" style:parent-style-name="Text_20_body">
      <style:text-properties officeooo:rsid="00490af2" officeooo:paragraph-rsid="00490af2"/>
    </style:style>
    <style:style style:name="P46" style:family="paragraph" style:parent-style-name="Text_20_body">
      <style:text-properties officeooo:rsid="004e4445" officeooo:paragraph-rsid="004e4445"/>
    </style:style>
    <style:style style:name="P47" style:family="paragraph" style:parent-style-name="Text_20_body">
      <style:text-properties officeooo:rsid="004e9110" officeooo:paragraph-rsid="004e9110"/>
    </style:style>
    <style:style style:name="P48" style:family="paragraph" style:parent-style-name="Text_20_body">
      <style:text-properties officeooo:rsid="0053265e" officeooo:paragraph-rsid="0053265e"/>
    </style:style>
    <style:style style:name="P49" style:family="paragraph" style:parent-style-name="Text_20_body">
      <style:text-properties officeooo:rsid="00549b32" officeooo:paragraph-rsid="00549b32"/>
    </style:style>
    <style:style style:name="P50" style:family="paragraph" style:parent-style-name="Text_20_body">
      <style:text-properties officeooo:rsid="005808f8" officeooo:paragraph-rsid="005808f8"/>
    </style:style>
    <style:style style:name="P51" style:family="paragraph" style:parent-style-name="Heading_20_1" style:master-page-name="MP0">
      <style:paragraph-properties style:page-number="auto" fo:break-before="page"/>
    </style:style>
    <style:style style:name="P52" style:family="paragraph" style:parent-style-name="Heading_20_5">
      <style:text-properties officeooo:paragraph-rsid="005a9602"/>
    </style:style>
    <style:style style:name="P53" style:family="paragraph" style:parent-style-name="Normální">
      <style:text-properties officeooo:rsid="00063e24" officeooo:paragraph-rsid="005a9602"/>
    </style:style>
    <style:style style:name="P54" style:family="paragraph" style:parent-style-name="Normální">
      <style:text-properties officeooo:rsid="001a9934" officeooo:paragraph-rsid="005a9602"/>
    </style:style>
    <style:style style:name="P55" style:family="paragraph" style:parent-style-name="Normální">
      <style:text-properties officeooo:paragraph-rsid="005a9602"/>
    </style:style>
    <style:style style:name="P56" style:family="paragraph" style:parent-style-name="Text_20_body" style:list-style-name="L1"/>
    <style:style style:name="P57" style:family="paragraph" style:parent-style-name="Text_20_body">
      <style:text-properties fo:font-weight="normal" officeooo:rsid="004a18f2" officeooo:paragraph-rsid="004a18f2" style:font-weight-asian="normal" style:font-weight-complex="normal"/>
    </style:style>
    <style:style style:name="P58" style:family="paragraph" style:parent-style-name="Text_20_body">
      <style:text-properties officeooo:paragraph-rsid="005a9602"/>
    </style:style>
    <style:style style:name="T1" style:family="text">
      <style:text-properties officeooo:rsid="00063e24"/>
    </style:style>
    <style:style style:name="T2" style:family="text">
      <style:text-properties officeooo:rsid="00094438"/>
    </style:style>
    <style:style style:name="T3" style:family="text">
      <style:text-properties officeooo:rsid="000cec48"/>
    </style:style>
    <style:style style:name="T4" style:family="text">
      <style:text-properties officeooo:rsid="000e0099"/>
    </style:style>
    <style:style style:name="T5" style:family="text">
      <style:text-properties officeooo:rsid="000fff6a"/>
    </style:style>
    <style:style style:name="T6" style:family="text">
      <style:text-properties officeooo:rsid="00112a9f"/>
    </style:style>
    <style:style style:name="T7" style:family="text">
      <style:text-properties officeooo:rsid="00128cfa"/>
    </style:style>
    <style:style style:name="T8" style:family="text">
      <style:text-properties officeooo:rsid="0014b1b7"/>
    </style:style>
    <style:style style:name="T9" style:family="text">
      <style:text-properties officeooo:rsid="0015019a"/>
    </style:style>
    <style:style style:name="T10" style:family="text">
      <style:text-properties officeooo:rsid="0016da18"/>
    </style:style>
    <style:style style:name="T11" style:family="text">
      <style:text-properties officeooo:rsid="0017c5e5"/>
    </style:style>
    <style:style style:name="T12" style:family="text">
      <style:text-properties officeooo:rsid="001943f5"/>
    </style:style>
    <style:style style:name="T13" style:family="text">
      <style:text-properties officeooo:rsid="001b3cc0"/>
    </style:style>
    <style:style style:name="T14" style:family="text">
      <style:text-properties officeooo:rsid="001d665b"/>
    </style:style>
    <style:style style:name="T15" style:family="text">
      <style:text-properties fo:font-weight="bold" style:font-weight-asian="bold" style:font-weight-complex="bold"/>
    </style:style>
    <style:style style:name="T16" style:family="text">
      <style:text-properties fo:font-weight="bold" officeooo:rsid="0035c93f" style:font-weight-asian="bold" style:font-weight-complex="bold"/>
    </style:style>
    <style:style style:name="T17" style:family="text">
      <style:text-properties fo:font-weight="bold" officeooo:rsid="003c5b5f" style:font-weight-asian="bold" style:font-weight-complex="bold"/>
    </style:style>
    <style:style style:name="T18" style:family="text">
      <style:text-properties fo:font-weight="bold" officeooo:rsid="0042bfcc" style:font-weight-asian="bold" style:font-weight-complex="bold"/>
    </style:style>
    <style:style style:name="T19" style:family="text">
      <style:text-properties fo:font-weight="bold" officeooo:rsid="0047a1c7" style:font-weight-asian="bold" style:font-weight-complex="bold"/>
    </style:style>
    <style:style style:name="T20" style:family="text">
      <style:text-properties officeooo:rsid="001df034"/>
    </style:style>
    <style:style style:name="T21" style:family="text">
      <style:text-properties officeooo:rsid="001f1ca0"/>
    </style:style>
    <style:style style:name="T22" style:family="text">
      <style:text-properties officeooo:rsid="00201c4d"/>
    </style:style>
    <style:style style:name="T23" style:family="text">
      <style:text-properties officeooo:rsid="0021b0cc"/>
    </style:style>
    <style:style style:name="T24" style:family="text">
      <style:text-properties officeooo:rsid="0023d451"/>
    </style:style>
    <style:style style:name="T25" style:family="text">
      <style:text-properties officeooo:rsid="0024eaee"/>
    </style:style>
    <style:style style:name="T26" style:family="text">
      <style:text-properties officeooo:rsid="0026c235"/>
    </style:style>
    <style:style style:name="T27" style:family="text">
      <style:text-properties officeooo:rsid="002783fe"/>
    </style:style>
    <style:style style:name="T28" style:family="text">
      <style:text-properties officeooo:rsid="0027d1b2"/>
    </style:style>
    <style:style style:name="T29" style:family="text">
      <style:text-properties officeooo:rsid="00287e46"/>
    </style:style>
    <style:style style:name="T30" style:family="text">
      <style:text-properties officeooo:rsid="00291211"/>
    </style:style>
    <style:style style:name="T31" style:family="text">
      <style:text-properties officeooo:rsid="002ef7ef"/>
    </style:style>
    <style:style style:name="T32" style:family="text">
      <style:text-properties officeooo:rsid="0032bd32"/>
    </style:style>
    <style:style style:name="T33" style:family="text">
      <style:text-properties officeooo:rsid="003467e0"/>
    </style:style>
    <style:style style:name="T34" style:family="text">
      <style:text-properties officeooo:rsid="0034e3cf"/>
    </style:style>
    <style:style style:name="T35" style:family="text">
      <style:text-properties officeooo:rsid="0035c93f"/>
    </style:style>
    <style:style style:name="T36" style:family="text">
      <style:text-properties fo:font-weight="normal" style:font-weight-asian="normal" style:font-weight-complex="normal"/>
    </style:style>
    <style:style style:name="T37" style:family="text">
      <style:text-properties fo:font-weight="normal" officeooo:rsid="003aa9e5" style:font-weight-asian="normal" style:font-weight-complex="normal"/>
    </style:style>
    <style:style style:name="T38" style:family="text">
      <style:text-properties fo:font-weight="normal" officeooo:rsid="0021b0cc" style:font-weight-asian="normal" style:font-weight-complex="normal"/>
    </style:style>
    <style:style style:name="T39" style:family="text">
      <style:text-properties fo:font-weight="normal" officeooo:rsid="003c5b5f" style:font-weight-asian="normal" style:font-weight-complex="normal"/>
    </style:style>
    <style:style style:name="T40" style:family="text">
      <style:text-properties fo:font-weight="normal" officeooo:rsid="00450b5f" style:font-weight-asian="normal" style:font-weight-complex="normal"/>
    </style:style>
    <style:style style:name="T41" style:family="text">
      <style:text-properties officeooo:rsid="00383bd6"/>
    </style:style>
    <style:style style:name="T42" style:family="text">
      <style:text-properties officeooo:rsid="003c5b5f"/>
    </style:style>
    <style:style style:name="T43" style:family="text">
      <style:text-properties officeooo:rsid="003cc48e"/>
    </style:style>
    <style:style style:name="T44" style:family="text">
      <style:text-properties officeooo:rsid="003d1311"/>
    </style:style>
    <style:style style:name="T45" style:family="text">
      <style:text-properties officeooo:rsid="003e8ffe"/>
    </style:style>
    <style:style style:name="T46" style:family="text">
      <style:text-properties officeooo:rsid="0041350f"/>
    </style:style>
    <style:style style:name="T47" style:family="text">
      <style:text-properties officeooo:rsid="00422087"/>
    </style:style>
    <style:style style:name="T48" style:family="text">
      <style:text-properties officeooo:rsid="0042bfcc"/>
    </style:style>
    <style:style style:name="T49" style:family="text">
      <style:text-properties officeooo:rsid="00450b5f"/>
    </style:style>
    <style:style style:name="T50" style:family="text">
      <style:text-properties officeooo:rsid="004d2097"/>
    </style:style>
    <style:style style:name="T51" style:family="text">
      <style:text-properties officeooo:rsid="00503371"/>
    </style:style>
    <style:style style:name="T52" style:family="text">
      <style:text-properties officeooo:rsid="0051480f"/>
    </style:style>
    <style:style style:name="T53" style:family="text">
      <style:text-properties officeooo:rsid="005197ce"/>
    </style:style>
    <style:style style:name="T54" style:family="text">
      <style:text-properties officeooo:rsid="0053265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KraitClub</text:p>
      <text:p text:style-name="Normální">Obrázky, tagy, volen na tagy, lajky, komentáře, uležení obrázků do collections</text:p>
      <text:h text:style-name="Heading_20_3" text:outline-level="3">Co umí <text:span text:style-name="T10">(29.2.24)</text:span></text:h>
      <text:h text:style-name="Heading_20_5" text:outline-level="5">/<text:span text:style-name="T1">p</text:span>ost</text:h>
      <text:p text:style-name="Normální">You can post pictures with tags.</text:p>
      <text:p text:style-name="Normální">(*) require</text:p>
      <text:p text:style-name="P3">/createNewSomethingIdunno/ =&gt; obrázek/preset obrázek(*) + název/short description(*)“describe this picture“ + long description + tags</text:p>
      <text:p text:style-name="Normální">„@someone hey look you look stupid in pics“</text:p>
      <text:p text:style-name="Normální">DB =&gt; picture object has picture url, tags (which have votes), and ur name, when u posted it, last time you modified, short desc, long desc, attributions maybe</text:p>
      <text:p text:style-name="P2">ANNOYANCE: KS was using the wrong type of sender object. Pls use the one thats no annoying. <text:span text:style-name="T13">The one i dont have to make extra class for</text:span></text:p>
      <text:h text:style-name="Heading_20_5" text:outline-level="5">/<text:span text:style-name="T11">search</text:span><text:span text:style-name="T12">=</text:span><text:span text:style-name="T11"> OR /</text:span><text:span text:style-name="T1">f</text:span>ilter<text:span text:style-name="T12">=</text:span></text:h>
      <text:p text:style-name="Normální">need to filter by username =&gt; user can slightly customize their shit</text:p>
      <text:p text:style-name="Normální">and can filter by tags too. let the algo decide "lol like we have any"</text:p>
      <text:p text:style-name="Normální">obv just try to weigh new+high voted. it's litchurlly built in.</text:p>
      <text:h text:style-name="Heading_20_5" text:outline-level="5">/<text:span text:style-name="T12">{user} OR /{tag}</text:span></text:h>
      <text:p text:style-name="Text_20_body"/>
      <text:h text:style-name="Heading_20_5" text:outline-level="5">/<text:span text:style-name="T1">search</text:span></text:h>
      <text:p text:style-name="P1">v annoying but ill survive</text:p>
      <text:p text:style-name="P1">steal from messboard</text:p>
      <text:h text:style-name="Heading_20_3" text:outline-level="3">Basics</text:h>
      <text:p text:style-name="Normální">Obrázky přidávat</text:p>
      <text:p text:style-name="Normální">Filtrování + search</text:p>
      <text:h text:style-name="Heading_20_3" text:outline-level="3">Extras</text:h>
      <text:p text:style-name="Normální">Friends</text:p>
      <text:p text:style-name="Normální">AI image tagging (secret tags)</text:p>
      <text:p text:style-name="P1">Algorhitm to give me pics</text:p>
      <text:p text:style-name="Heading_20_1"><text:soft-page-break/>Hard truths <text:span text:style-name="T9">(2.3.2</text:span><text:span text:style-name="T10">4</text:span><text:span text:style-name="T9">)</text:span></text:p>
      <text:h text:style-name="Heading_20_5" text:outline-level="5">Kde jsou obrázky?</text:h>
      <text:p text:style-name="P17">Buď jsou nalepené na serveru, anebo cloud hosting. M<text:span text:style-name="T25">ů</text:span>žem to zatím ošetřit takhle… dáme vždy „pictureLocation + pic_url“. Tak to můžeme později předělat na clou<text:span text:style-name="T6">d</text:span> hosting<text:span text:style-name="T25"> nebo něco</text:span>.</text:p>
      <text:h text:style-name="Heading_20_3" text:outline-level="3">Databázové schéma</text:h>
      <text:p text:style-name="P4">Name: „<text:span text:style-name="T24">k</text:span>raitClub“</text:p>
      <text:h text:style-name="Heading_20_5" text:outline-level="5">Stuff <text:span text:style-name="T2">in</text:span> <text:span text:style-name="T2">i</text:span>t</text:h>
      <text:p text:style-name="P22">Extras (string) je catch-all kolonka do které můžem nacpat co jsme zapoměli <text:span text:style-name="T25">když</text:span> je den před deadline.</text:p>
      <text:p text:style-name="P5"><text:span text:style-name="T15">Creation </text:span>(???) - pi<text:span text:style-name="T5">c</text:span>ture_url<text:span text:style-name="T21">(*)</text:span>, <text:span text:style-name="T20">name</text:span><text:span text:style-name="T21">(* do we?)</text:span><text:span text:style-name="T20">, long_description, </text:span><text:s/>tags [tag, rating<text:span text:style-name="T22">_up, rating_down</text:span>]<text:span text:style-name="T21">(*at least 1 tag?)</text:span>, usersCanAddTags<text:span text:style-name="T22">(no default)</text:span>, <text:span text:style-name="T7">dateCreated, dateModified, </text:span><text:span text:style-name="T23">extras</text:span></text:p>
      <text:p text:style-name="P9"><text:span text:style-name="T15">User</text:span> – username, password (hashed), <text:span text:style-name="T3">friends [friend</text:span><text:span text:style-name="T4">List</text:span><text:span text:style-name="T3">], </text:span><text:span text:style-name="T7">dateRegistered, dateLastSeen, </text:span><text:span text:style-name="T23">extras</text:span></text:p>
      <text:p text:style-name="P21">Tag</text:p>
      <text:p text:style-name="P14"><text:span text:style-name="T15">Collection </text:span>– (unused) , <text:span text:style-name="T23">extras</text:span></text:p>
      <text:p text:style-name="P14"><text:span text:style-name="T15">FriendList </text:span>– (unused) , <text:span text:style-name="T23">extras</text:span></text:p>
      <text:p text:style-name="P13">i forgot how databases work im sorry</text:p>
      <text:h text:style-name="Heading_20_3" text:outline-level="3">Backend</text:h>
      <text:p text:style-name="P18">Hashuje passwordy (steal from mess)</text:p>
      <text:p text:style-name="P18">Jakarta API (steal from mess)</text:p>
      <text:p text:style-name="P19">ehh yknow backs the end</text:p>
      <text:p text:style-name="P20">springboot <text:span text:style-name="T14">and its beans 🥔</text:span></text:p>
      <text:h text:style-name="Heading_20_3" text:outline-level="3">Frontend</text:h>
      <text:p text:style-name="P18">React (shit! I can’t steal!)</text:p>
      <text:p text:style-name="P18">ok maybe i can at least steal the <text:span text:style-name="T8">mock </text:span>tests <text:span text:style-name="T8">but no one even cares about those</text:span></text:p>
      <text:p text:style-name="P20">it looks really fucking slick and is both mobile and web capable so use… <text:span text:style-name="T15">bootstrap</text:span>. no. Yes.</text:p>
      <text:h text:style-name="Heading_20_1" text:outline-level="1">12.3<text:span text:style-name="T25"> jak na db</text:span></text:h>
      <text:p text:style-name="P25">tak, jsme ve fázi kde zapínáme 2 věci<text:span text:style-name="T26"> xampp a java</text:span>. (budem zapínat vždy tři - db, be, fe obv)</text:p>
      <text:p text:style-name="P23">1) musíš udělat<text:span text:style-name="T29"> v</text:span> db "krait<text:span text:style-name="T27">c</text:span>lub"</text:p>
      <text:p text:style-name="P24">2) připojit se přes Java (na straně, je tam taková věc na připojení<text:span text:style-name="T28"> =&gt; mariadb</text:span><text:span text:style-name="T29"> =&gt; username root jinak všechno stejné myslím</text:span>)</text:p>
      <text:p text:style-name="P26"><text:soft-page-break/>3) tabulki asi vytvářet přes java kód i think. just follow my lead.</text:p>
      <text:h text:style-name="Heading_20_5" text:outline-level="5">How 2 table<text:span text:style-name="T30"> (experimentuji)</text:span></text:h>
      <text:p text:style-name="P27">Repository = má JPA metody. takže musí být aspoň 2 v pořadí</text:p>
      <text:p text:style-name="P28">Service = též má metody FUCK??? Ale používá repository, tak je před repository (1,5 místo)</text:p>
      <text:p text:style-name="P29">Form = maybe to je základ? Ale s tím interaktuje.<text:span text:style-name="T31"> jo má to nahoře @gettersetter takže asi to je základ</text:span></text:p>
      <text:p text:style-name="P30">MODEL = bruhh the model is the beginning.</text:p>
      <text:p text:style-name="P30">ok so less shitty</text:p>
      <text:h text:style-name="Heading_20_5" text:outline-level="5">Model</text:h>
      <text:p text:style-name="P30">this is a table.</text:p>
      <text:p text:style-name="P30">has all the variables and some notes.</text:p>
      <text:h text:style-name="Heading_20_5" text:outline-level="5">Repository</text:h>
      <text:p text:style-name="P31">Needs a model. Or can have more models (for example a post has a user, thus we use that user)</text:p>
      <text:p text:style-name="P33">Has JPA shit in it.<text:span text:style-name="T32"> =&gt; </text:span>public Iterable&lt;BoardPost&gt; findBoardPostByUser(BoardUser bUser)</text:p>
      <text:p text:style-name="P33">Which begs the question, what is service for?</text:p>
      <text:h text:style-name="Heading_20_5" text:outline-level="5">Service</text:h>
      <text:p text:style-name="P32">Needs a model and a repository. </text:p>
      <text:p text:style-name="P34">Ahh, you don't interact with repo directly, you use a service. That's why it needs the model and the repo, it crumches the datars and puts it in repo itself.</text:p>
      <text:p text:style-name="P34">post.setTemp(updatePost.isTemp());</text:p>
      <text:h text:style-name="Heading_20_5" text:outline-level="5">Controller</text:h>
      <text:p text:style-name="P32">put allllllllllll your REST shit in it. You can have more controllers, for example for chat.</text:p>
      <text:p text:style-name="P32">/chungus<text:span text:style-name="T33">/{</text:span><text:span text:style-name="T34">id</text:span><text:span text:style-name="T33">}</text:span></text:p>
      <text:h text:style-name="Heading_20_1" text:outline-level="1">13.3</text:h>
      <text:p text:style-name="P35">Taking BoardComment as the template.</text:p>
      <text:p text:style-name="P38">Using MariaDB.</text:p>
      <text:p text:style-name="P6"><text:span text:style-name="T15">Creation </text:span>(???) - <text:span text:style-name="T42">content</text:span>_url<text:span text:style-name="T21">(*)</text:span>,<text:span text:style-name="T42"> user(*</text:span><text:span text:style-name="T45"> FK</text:span><text:span text:style-name="T42">),</text:span> <text:span text:style-name="T20">name</text:span><text:span text:style-name="T21">(</text:span><text:span text:style-name="T42">*?</text:span><text:span text:style-name="T21">)</text:span><text:span text:style-name="T20">, long_description, </text:span>tags [tag, rating<text:span text:style-name="T22">_up, rating_down</text:span>]<text:span text:style-name="T21">(*at least 1 tag?)</text:span>, usersCanAddTags<text:span text:style-name="T22">(</text:span><text:span text:style-name="T43">false as</text:span><text:span text:style-name="T22"> default)</text:span>, <text:span text:style-name="T7">dateCreated, dateModified, </text:span><text:span text:style-name="T23">extras</text:span><text:span text:style-name="T42">[varchar]</text:span></text:p>
      <text:p text:style-name="P10"><text:span text:style-name="T15">User</text:span> – username,<text:span text:style-name="T44"> alt_name,</text:span> password (hashed), <text:span text:style-name="T3">friends [friend</text:span><text:span text:style-name="T4">List</text:span><text:span text:style-name="T3">], </text:span><text:span text:style-name="T7">dateRegistered, dateLast</text:span><text:span text:style-name="T35">Online(when clicking logout)</text:span><text:span text:style-name="T7">, </text:span><text:span text:style-name="T23">extras</text:span><text:span text:style-name="T42">[varchar]</text:span></text:p>
      <text:p text:style-name="P7"><text:span text:style-name="T15">Tag</text:span><text:span text:style-name="T16"> - </text:span><text:span text:style-name="T37">collection of users who upvoted, collection of users who dovnoted?</text:span><text:span text:style-name="T39">, </text:span><text:span text:style-name="T38">extras</text:span><text:span text:style-name="T39">[varchar]</text:span></text:p>
      <text:p text:style-name="P15"><text:soft-page-break/><text:span text:style-name="T15">Collection (unused)</text:span> <text:span text:style-name="T42">-</text:span> <text:span text:style-name="T23">extras</text:span><text:span text:style-name="T42">[varchar]</text:span></text:p>
      <text:p text:style-name="P15"><text:span text:style-name="T16">FriendList (unused) </text:span><text:span text:style-name="T17">-</text:span><text:span text:style-name="T16"> </text:span><text:span text:style-name="T38">extras</text:span><text:span text:style-name="T39">[varchar]</text:span></text:p>
      <text:p text:style-name="P36">ok, again wtf am i doing.</text:p>
      <text:p text:style-name="P36">Creation makes sense.<text:span text:style-name="T41"> I guess... the name, well, ok. It can be anything. Remember in RImworld it's called "OrbitalTrader" and "WanderTrader", not "Trading Satellite" and "Trade Caravan" or whatever.</text:span></text:p>
      <text:p text:style-name="P37">Well, I don't know what's happening with the tag. How does upvoting work? On reddit: The user must be able to know what posts they've upvoted. But the post also keeps accurate track of how many updoots it, has surely it can't do it by querying EVERY USER EVER "hey have you seen this post and did you like it?"</text:p>
      <text:p text:style-name="P37">This is even worse, cause each post can have a billion upvoted/downvoted tags. While it wouldn't be so much worse than above, it's still "HEY EVERY USER EVER, HAVE YOU VOTED ON ANY OF THESE TAGS?". So it will take 5 minutes and 5 seconds instead of "just" 5 minutes.</text:p>
      <text:h text:style-name="Heading_20_5" text:outline-level="5">Chat sez:</text:h>
      <text:list xml:id="list1269924327" text:style-name="L1">
        <text:list-item>
          <text:p text:style-name="P56"><text:span text:style-name="Strong_20_Emphasis">Separate Table for Tags</text:span>: Instead of directly storing upvotes and downvotes in the tag table, consider having a separate table to store the relationships between users and tags, indicating which users have upvoted or downvoted a particular tag. This could be a many-to-many relationship table between users and tags.</text:p>
        </text:list-item>
        <text:list-item>
          <text:p text:style-name="P56"><text:span text:style-name="Strong_20_Emphasis">Separate Table for Ratings</text:span>: Consider having a separate table to store ratings (upvotes/downvotes) for content. This table could include fields like content ID (foreign key), user ID (foreign key), and the type of vote (upvote or downvote).</text:p>
        </text:list-item>
        <text:list-item>
          <text:p text:style-name="P56"><text:span text:style-name="Strong_20_Emphasis">Efficient Querying for Upvotes/Downvotes</text:span>: When a user upvotes or downvotes a piece of content, you can insert a record into the ratings table. When displaying content with their respective upvote/downvote counts, you can efficiently query the ratings table to count the number of upvotes and downvotes for each content item.</text:p>
        </text:list-item>
      </text:list>
      <text:p text:style-name="P39">Ok so extra tables, as I learn per ORDB:</text:p>
      <text:h text:style-name="Heading_20_5" text:outline-level="5">Tag table</text:h>
      <text:p text:style-name="P40"><text:span text:style-name="T46">M:M is when you have extra table in the middle. Like Product + Customer = Orders. I guess here it'd be </text:span><text:span text:style-name="T47">User + Tag = user_tags. Or UserTags, i forget the conventions.</text:span></text:p>
      <text:h text:style-name="Heading_20_5" text:outline-level="5">On rating</text:h>
      <text:p text:style-name="Text_20_body"><text:span text:style-name="T48">UserTags: </text:span>user ID (foreign key), tag ID (foreign key), <text:span text:style-name="T48">up</text:span>vote (boolean).<text:span text:style-name="T48"> 0/false is downvote and 1/true is upvote.</text:span></text:p>
      <text:p text:style-name="P42">Im not sure if it's the best way esp in terms of time (cuz finding + tallying votes...), but it seems safe, with 0 duplication.</text:p>
      <text:p text:style-name="P42">Also, you'd try to only load ALL tags upon content load.</text:p>
      <text:h text:style-name="Heading_20_5" text:outline-level="5"><text:soft-page-break/>Warning on too much shit</text:h>
      <text:p text:style-name="P41">Pixiv has a smiley upvote and a heart upvote and favorit- no, heart is a favorite. Uh.<text:span text:style-name="T48"> But I think you can make favorites collections.</text:span> Well it's confusing. Don't confuse people.</text:p>
      <text:p text:style-name="P41">Worst case scenario, just work off updoots/hearts - and scrap the tag vote system, could be a little too annoying. What if every pic prompts people to pick from like 3 tags? But people are lazy.</text:p>
      <text:p text:style-name="P44">NOOO i messed up the </text:p>
      <text:p text:style-name="P44">It's a 3 way M:M. Obviously, it has 3 partiticipants - Creation, User, Tag. I'm thinking the tag could be just</text:p>
      <text:h text:style-name="Heading_20_3" text:outline-level="3">Do we even care for voting on tags</text:h>
      <text:p text:style-name="P44">Like, it's cool. Unique. Are the users gonna use it? Uhhhh...</text:p>
      <text:p text:style-name="P44">As I said... it could be harassment-enabling. Do the pros outweigh the cons?</text:p>
      <text:h text:style-name="Heading_20_5" text:outline-level="5">Gimme votes query</text:h>
      <text:p text:style-name="P46">ofc if you actually read this you need to change tag_id and the other thing. cause we don't have tag_id.</text:p>
      <text:p text:style-name="Text_20_body">SELECT<text:line-break/> <text:s text:c="3"/>SUM(CASE WHEN vote = 1 THEN 1 ELSE 0 END) AS upvotes,<text:line-break/> <text:s text:c="3"/>SUM(CASE WHEN vote = 0 THEN 1 ELSE 0 END) AS downvotes<text:line-break/>FROM<text:line-break/> <text:s text:c="3"/>UserTag<text:line-break/>WHERE<text:line-break/> <text:s text:c="3"/>tag_id = [your_tag_id];</text:p>
      <text:h text:style-name="Heading_20_3" text:outline-level="3">Semi-final basic db structure</text:h>
      <text:p text:style-name="P8"><text:span text:style-name="T15">Creation</text:span> - <text:span text:style-name="T50">creation_id(string), </text:span><text:span text:style-name="T42">content</text:span>_url<text:span text:style-name="T21">(*)</text:span>,<text:span text:style-name="T42"> user(*</text:span><text:span text:style-name="T45"> FK</text:span><text:span text:style-name="T42">),</text:span> <text:span text:style-name="T20">name</text:span><text:span text:style-name="T21">(</text:span><text:span text:style-name="T42">*?</text:span><text:span text:style-name="T21">)</text:span><text:span text:style-name="T20">, long_description</text:span>, usersCanAddTags<text:span text:style-name="T22">(</text:span><text:span text:style-name="T43">false as</text:span><text:span text:style-name="T22"> default)</text:span>, <text:span text:style-name="T7">dateCreated, dateModified, </text:span><text:span text:style-name="T23">extras</text:span><text:span text:style-name="T42">[varchar]</text:span></text:p>
      <text:p text:style-name="P11"><text:span text:style-name="T15">User</text:span> – username,<text:span text:style-name="T44"> alt_name,</text:span> password<text:span text:style-name="T3">, </text:span><text:span text:style-name="T7">dateRegistered, dateLast</text:span><text:span text:style-name="T35">Online(when clicking logout)</text:span><text:span text:style-name="T7">,</text:span><text:span text:style-name="T52"> password_hint,</text:span><text:span text:style-name="T7"> </text:span><text:span text:style-name="T23">extras</text:span><text:span text:style-name="T52">(</text:span><text:span text:style-name="T42">varchar</text:span><text:span text:style-name="T52">)</text:span></text:p>
      <text:p text:style-name="P12"><text:span text:style-name="T51">- </text:span><text:span text:style-name="T49">I don't like IDs cause it's "only" limited to 32k-128k(?) people. But ID search is faster.</text:span><text:span text:style-name="T51"> password is hashed. ha-shed? yes.</text:span><text:span text:style-name="T53"> <text:s/></text:span><text:span text:style-name="T52">recovery_question</text:span><text:span text:style-name="T53">, but that's an extra table really... no need to do that now.</text:span></text:p>
      <text:p text:style-name="P43"><text:span text:style-name="T18">UserTags</text:span><text:span text:style-name="T48">: </text:span>user ID (foreign key), tag ID (foreign key), <text:span text:style-name="T48">up</text:span>vote (boolean).<text:span text:style-name="T48"> 0/false is downvote and 1/true is upvote.</text:span><text:span text:style-name="T49"> (good)</text:span></text:p>
      <text:p text:style-name="P16"><text:span text:style-name="T19">Creation</text:span><text:span text:style-name="T15">Collection (unused)</text:span> <text:span text:style-name="T42">-</text:span> <text:span text:style-name="T23">extras</text:span><text:span text:style-name="T42">[varchar]</text:span><text:span text:style-name="T49"> (i think it needs some MxM)</text:span></text:p>
      <text:p text:style-name="P16"><text:span text:style-name="T16">FriendList (unused) </text:span><text:span text:style-name="T17">-</text:span><text:span text:style-name="T16"> </text:span><text:span text:style-name="T38">extras</text:span><text:span text:style-name="T39">[varchar]</text:span><text:span text:style-name="T40"> (i think it needs some MxM)</text:span></text:p>
      <text:p text:style-name="P45"><text:span text:style-name="T40">y</text:span><text:span text:style-name="T36">know, you could turn on datamodeler and try not to cry while using it.</text:span></text:p>
      <text:p text:style-name="P57">im fuckin gonna do it</text:p>
      <text:h text:style-name="Heading_20_3" text:outline-level="3"><text:soft-page-break/>Db <text:span text:style-name="T54">theory </text:span>troubles</text:h>
      <text:p text:style-name="P48">How tf do I set it up when I want a user deleting themself to kill all their Creations, but not the other way around?</text:p>
      <text:p text:style-name="P48">Chat sez: Extra rule.</text:p>
      <text:h text:style-name="Heading_20_5" text:outline-level="5">Step 1) make table</text:h>
      <text:p text:style-name="P48">ALTER TABLE Creations<text:line-break/>ADD CONSTRAINT fk_user_id<text:line-break/>FOREIGN KEY (user_id)<text:line-break/>REFERENCES Users(id)<text:line-break/>ON DELETE CASCADE;</text:p>
      <text:h text:style-name="Heading_20_5" text:outline-level="5">Step 2) add no-delete-user rule</text:h>
      <text:p text:style-name="Text_20_body">ALTER TABLE Creations<text:line-break/>ADD CONSTRAINT fk_user_id<text:line-break/>FOREIGN KEY (user_id)<text:line-break/>REFERENCES Users(id);</text:p>
      <text:p text:style-name="P49">again notice how we have no user_id. use <text:span text:style-name="T15">username</text:span>.</text:p>
      <text:h text:style-name="Heading_20_5" text:outline-level="5">You fucking donut you forgot the 3-way</text:h>
      <text:p text:style-name="P50">nope its ok a tag is... not... a thing. it's just a word.</text:p>
      <text:p text:style-name="P50">tag limit. max 10 tags per post. 2 checks... at frontend, and when sending through API. just in case.</text:p>
      <text:h text:style-name="Heading_20_5" text:outline-level="5">Datamodeler model</text:h>
      <text:p text:style-name="P47">BRUH YOU HAVE TO USE <text:span text:style-name="T15">NUMBER</text:span> FOR BOOLEANS WTF. anywy:</text:p>
      <text:h text:style-name="Heading_20_3" text:outline-level="3">15.3</text:h>
      <text:h text:style-name="P52" text:outline-level="5">/<text:span text:style-name="T1">p</text:span>ost</text:h>
      <text:p text:style-name="P55">You can post pictures with tags.</text:p>
      <text:p text:style-name="P55">(*) require</text:p>
      <text:p text:style-name="P55">/createNewSomethingIdunno/ =&gt; obrázek/preset obrázek(*) + název/short description(*)“describe this picture“ + long description + tags</text:p>
      <text:p text:style-name="P55">„@someone hey look you look stupid in pics“</text:p>
      <text:p text:style-name="P55">DB =&gt; picture object has picture url, tags (which have votes), and ur name, when u posted it, last time you modified, short desc, long desc, attributions maybe</text:p>
      <text:p text:style-name="P54">ANNOYANCE: KS was using the wrong type of sender object. Pls use the one thats no annoying. <text:span text:style-name="T13">The one i dont have to make extra class for</text:span></text:p>
      <text:h text:style-name="P52" text:outline-level="5">/<text:span text:style-name="T11">search</text:span><text:span text:style-name="T12">=</text:span><text:span text:style-name="T11"> OR /</text:span><text:span text:style-name="T1">f</text:span>ilter<text:span text:style-name="T12">=</text:span></text:h>
      <text:p text:style-name="P55">need to filter by username =&gt; user can slightly customize their shit</text:p>
      <text:p text:style-name="P55"><text:soft-page-break/>and can filter by tags too. let the algo decide "lol like we have any"</text:p>
      <text:p text:style-name="P55">obv just try to weigh new+high voted. it's litchurlly built in.</text:p>
      <text:h text:style-name="P52" text:outline-level="5">/<text:span text:style-name="T12">{user} OR /{tag}</text:span></text:h>
      <text:p text:style-name="P58"/>
      <text:h text:style-name="P52" text:outline-level="5">/<text:span text:style-name="T1">search</text:span></text:h>
      <text:p text:style-name="P53">v annoying but ill survive</text:p>
      <text:p text:style-name="P53">steal from messboa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Normální" style:next-style-name="Normální"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ální" style:family="paragraph">
      <style:paragraph-properties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tandardní_20_písmo_20_odstavce" style:display-name="Standardní písmo odstavce" style:family="text"/>
    <style:style style:name="Nadpis_20_1_20_Char" style:display-name="Nadpis 1 Char" style:family="text" style:parent-style-name="Standardní_20_písmo_20_odstavce">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adpis_20_2_20_Char" style:display-name="Nadpis 2 Char" style:family="text" style:parent-style-name="Standardní_20_písmo_20_odstavce">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
    <dc:description/>
    <dc:subject/>
    <meta:initial-creator>kylienikka@seznam.cz</meta:initial-creator>
    <meta:creation-date>2024-02-28T12:29:00Z</meta:creation-date>
    <dc:date>2024-03-15T12:10:50.095000000</dc:date>
    <meta:editing-cycles>92</meta:editing-cycles>
    <meta:editing-duration>PT2H41M1S</meta:editing-duration>
    <meta:document-statistic meta:table-count="0" meta:image-count="0" meta:object-count="0" meta:page-count="7" meta:paragraph-count="144" meta:word-count="1589" meta:character-count="9554" meta:non-whitespace-character-count="8087"/>
    <meta:template xlink:type="simple" xlink:actuate="onRequest" xlink:title="" xlink:href="Normal"/>
  </office:meta>
</office:document-meta>
</file>